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officeooo:rsid="000265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VariantDCS.</text:span></text:p>
      <text:p text:style-name="P2"/>
      <text:p text:style-name="P1">Функция данного модуля <text:span text:style-name="T2">заключается </text:span>в формировании вариантов и <text:span text:style-name="T2">их хранении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9S</meta:editing-duration>
    <meta:editing-cycles>4</meta:editing-cycles>
    <meta:generator>LibreOffice/5.1.2.2$Windows_x86 LibreOffice_project/d3bf12ecb743fc0d20e0be0c58ca359301eb705f</meta:generator>
    <dc:date>2016-06-10T00:42:14.256000000</dc:date>
    <meta:document-statistic meta:table-count="0" meta:image-count="0" meta:object-count="0" meta:page-count="1" meta:paragraph-count="2" meta:word-count="13" meta:character-count="101" meta:non-whitespace-character-count="90"/>
    <meta:user-defined meta:name="Info 1"/>
    <meta:user-defined meta:name="Info 2"/>
    <meta:user-defined meta:name="Info 3"/>
    <meta:user-defined meta:name="Info 4"/>
  </office:meta>
</office:document-meta>
</file>